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ec82" officeooo:paragraph-rsid="000aec82"/>
    </style:style>
    <style:style style:name="P2" style:family="paragraph" style:parent-style-name="Standard">
      <style:text-properties officeooo:rsid="000b3c36" officeooo:paragraph-rsid="000b3c36"/>
    </style:style>
    <style:style style:name="P3" style:family="paragraph" style:parent-style-name="Standard">
      <style:text-properties officeooo:rsid="000b9f6c" officeooo:paragraph-rsid="000c8c78"/>
    </style:style>
    <style:style style:name="P4" style:family="paragraph" style:parent-style-name="Standard">
      <style:text-properties officeooo:rsid="000e8b70" officeooo:paragraph-rsid="000e8b70"/>
    </style:style>
    <style:style style:name="P5" style:family="paragraph" style:parent-style-name="Standard">
      <style:text-properties officeooo:rsid="000ef611" officeooo:paragraph-rsid="000ef611"/>
    </style:style>
    <style:style style:name="P6" style:family="paragraph" style:parent-style-name="Standard">
      <style:text-properties officeooo:rsid="00119cb3" officeooo:paragraph-rsid="00119cb3"/>
    </style:style>
    <style:style style:name="P7" style:family="paragraph" style:parent-style-name="Standard" style:list-style-name="L1">
      <style:text-properties officeooo:rsid="000b9f6c" officeooo:paragraph-rsid="000c8c78"/>
    </style:style>
    <style:style style:name="P8" style:family="paragraph" style:parent-style-name="Standard" style:list-style-name="L1">
      <style:text-properties officeooo:rsid="000c8c78" officeooo:paragraph-rsid="000c8c78"/>
    </style:style>
    <style:style style:name="P9" style:family="paragraph" style:parent-style-name="Standard">
      <style:text-properties officeooo:rsid="000e8b70" officeooo:paragraph-rsid="000e8b70"/>
    </style:style>
    <style:style style:name="P10" style:family="paragraph" style:parent-style-name="Standard">
      <style:text-properties officeooo:rsid="0019bfcf" officeooo:paragraph-rsid="0019bfcf"/>
    </style:style>
    <style:style style:name="P11" style:family="paragraph" style:parent-style-name="Standard">
      <style:text-properties officeooo:rsid="00119cb3" officeooo:paragraph-rsid="00119cb3"/>
    </style:style>
    <style:style style:name="P12" style:family="paragraph" style:parent-style-name="Standard">
      <style:text-properties officeooo:rsid="001afa6f" officeooo:paragraph-rsid="001afa6f"/>
    </style:style>
    <style:style style:name="P13" style:family="paragraph" style:parent-style-name="Standard">
      <style:text-properties officeooo:rsid="000ef611" officeooo:paragraph-rsid="000ef611"/>
    </style:style>
    <style:style style:name="P14" style:family="paragraph" style:parent-style-name="Standard">
      <style:text-properties officeooo:rsid="001c559e" officeooo:paragraph-rsid="001e13d0"/>
    </style:style>
    <style:style style:name="P15" style:family="paragraph" style:parent-style-name="Standard" style:list-style-name="L2">
      <style:text-properties officeooo:paragraph-rsid="001e13d0"/>
    </style:style>
    <style:style style:name="P16" style:family="paragraph" style:parent-style-name="Standard" style:list-style-name="L2">
      <style:text-properties officeooo:rsid="001e13d0" officeooo:paragraph-rsid="001e13d0"/>
    </style:style>
    <style:style style:name="P17" style:family="paragraph" style:parent-style-name="Heading_20_1">
      <style:text-properties officeooo:rsid="000ef611" officeooo:paragraph-rsid="000ef611"/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0b3c36"/>
    </style:style>
    <style:style style:name="T2" style:family="text">
      <style:text-properties officeooo:rsid="000b9f6c"/>
    </style:style>
    <style:style style:name="T3" style:family="text">
      <style:text-properties officeooo:rsid="000c8c78"/>
    </style:style>
    <style:style style:name="T4" style:family="text">
      <style:text-properties officeooo:rsid="000f7627"/>
    </style:style>
    <style:style style:name="T5" style:family="text">
      <style:text-properties officeooo:rsid="0013364b"/>
    </style:style>
    <style:style style:name="T6" style:family="text">
      <style:text-properties officeooo:rsid="001903a9"/>
    </style:style>
    <style:style style:name="T7" style:family="text">
      <style:text-properties officeooo:rsid="001afa6f"/>
    </style:style>
    <style:style style:name="T8" style:family="text">
      <style:text-properties officeooo:rsid="001ba392"/>
    </style:style>
    <style:style style:name="T9" style:family="text">
      <style:text-properties officeooo:rsid="001e13d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a xlink:type="simple" xlink:href="#__RefHeading___Toc161_3333889097" text:style-name="Index_20_Link" text:visited-style-name="Index_20_Link">Overview<text:tab/>1</text:a></text:p>
          <text:p text:style-name="P18"><text:a xlink:type="simple" xlink:href="#__RefHeading___Toc163_3333889097" text:style-name="Index_20_Link" text:visited-style-name="Index_20_Link">Basic Use<text:tab/>1</text:a></text:p>
          <text:p text:style-name="P19"><text:a xlink:type="simple" xlink:href="#__RefHeading___Toc165_3333889097" text:style-name="Index_20_Link" text:visited-style-name="Index_20_Link">Days Before Year End<text:tab/>1</text:a></text:p>
        </text:index-body>
      </text:table-of-content>
      <text:h text:style-name="Heading_20_1" text:outline-level="1"/>
      <text:h text:style-name="Heading_20_1" text:outline-level="1"><text:bookmark-start text:name="__RefHeading___Toc161_3333889097"/>Overview<text:bookmark-end text:name="__RefHeading___Toc161_3333889097"/></text:h>
      <text:p text:style-name="P1"/>
      <text:p text:style-name="P1">One of the most important keys to success as a small consultant is the ability to manage time. <text:s/>Small consultants are both expected to make rigid commitments and be flexible at the same time. <text:s/><text:span text:style-name="T1">Project management software exists that can perform many of the tasks reasonably well. <text:s/>Unfortunately, this software is frequently expensive, difficult to use and rigid. <text:s/>If you or your team happen to be Python programmers, you naturally think that you can do better.</text:span></text:p>
      <text:p text:style-name="P1"/>
      <text:p text:style-name="P2">The consultant time sheet module is designed to help you get started. <text:s/>Although it is perfectly functional for small projects, it can be adapted <text:span text:style-name="T2">by Python programmers to suit there own needs. <text:s/>At such this documentation is three tiered:</text:span></text:p>
      <text:list xml:id="list3560714167" text:style-name="L1">
        <text:list-item>
          <text:p text:style-name="P7"><text:span text:style-name="T6">Basic Use</text:span> – <text:span text:style-name="T6">Just gives a few examples of use in the spirit of a quick start</text:span></text:p>
        </text:list-item>
        <text:list-item>
          <text:p text:style-name="P8"><text:span text:style-name="T6">S</text:span>ystem defaults – <text:span text:style-name="T6">Go through the installation and cusomization</text:span></text:p>
        </text:list-item>
        <text:list-item>
          <text:p text:style-name="P7"><text:span text:style-name="T3">Internal workings – Documentations of the various modules will be provided.</text:span> </text:p>
        </text:list-item>
      </text:list>
      <text:p text:style-name="P3"/>
      <text:h text:style-name="P17" text:outline-level="1"><text:bookmark-start text:name="__RefHeading___Toc163_3333889097"/>Basic Use<text:bookmark-end text:name="__RefHeading___Toc163_3333889097"/></text:h>
      <text:p text:style-name="P5">Examples will be used here to allow a user a quick start and to all the basic intuition.</text:p>
      <text:h text:style-name="Heading_20_2" text:outline-level="2"><text:bookmark-start text:name="__RefHeading___Toc165_3333889097"/>Days Before Year End<text:bookmark-end text:name="__RefHeading___Toc165_3333889097"/></text:h>
      <text:p text:style-name="P5">In this example, a single consultant has received an offer for a quick project. <text:s/>The clients has more budget than can be used before year end but expects the consultant to provide an accurate projection of resource usage. <text:s/>The consultant has be basically calculate the resource usage from the date that the contract starts until the end of the calendar year. <text:s/>He also must allow the holidays both formal and informal. <text:s/>For example, although there may be work happening on Christmas Eve, it is not known if the entire day can be considered billable time. <text:s/><text:span text:style-name="T4">Depending on your situation, the whole day may be billable or it may be a partial day. <text:s/>In this example, he has one major project that requires 90 days maximum of his fulltime work up until the end of the calendar year. <text:s/>Given that the project has not started as of mid September, it is unlikely the full 90 days project will be exhausted. <text:s/>This imposes the additional constraint that the client will need reliable updates on the number of days that have been used.</text:span></text:p>
      <text:p text:style-name="P5"/>
      <text:p text:style-name="P14">When examining this example in detail, it is important to note that the jurisdiction is Ontario. <text:s/>This implies <text:span text:style-name="T9">the following statutory holidays will occur in 2020:</text:span></text:p>
      <text:list xml:id="list49689656" text:style-name="L2">
        <text:list-item>
          <text:p text:style-name="P15"><text:span text:style-name="T9">Monday Oct 12, 2020 there is a statutory holiday for Thanksgiving</text:span></text:p>
        </text:list-item>
        <text:list-item>
          <text:p text:style-name="P16">Wednesday Nov 11 2020 is remembrance day</text:p>
        </text:list-item>
        <text:list-item>
          <text:p text:style-name="P16">Friday Dec 25, 2020 Christmas</text:p>
        </text:list-item>
        <text:list-item>
          <text:p text:style-name="P16">Monday Dec 28 Boxing day</text:p>
        </text:list-item>
      </text:list>
      <text:p text:style-name="P5"><text:soft-page-break/></text:p>
      <text:p text:style-name="P6">The output of this program is to be able to provide an estimate of the number of budget days that will be used before the end of calendar year. <text:s/>It will be some number less than 90 but for budgetary reasons an exact number is required. <text:s/><text:span text:style-name="T5">It is also understood that rapid updates of the number will be required as the situation evolves.</text:span></text:p>
      <text:p text:style-name="P6"/>
      <text:h text:style-name="Heading_20_1" text:outline-level="1">System Defaults </text:h>
      <text:p text:style-name="P12"/>
      <text:p text:style-name="P12">fdaf</text:p>
      <text:p text:style-name="P6"/>
      <text:p text:style-name="P4"/>
      <text:h text:style-name="Heading_20_2" text:outline-level="2">Adapting to Your <text:span text:style-name="T7">Jurisdiction</text:span></text:h>
      <text:p text:style-name="P12">Statutory holidays vary by jurisdiction. When planning each project it is necessary to designated which one in in effect for the project. <text:s/>The system uses the ISO codes which are documented in the link in the reference section. <text:s/><text:span text:style-name="T8">In general the code that is most likely is state/province code of the relevant worksite.</text:span></text:p>
      <text:p text:style-name="P4"/>
      <text:h text:style-name="Heading_20_1" text:outline-level="1">System documen<text:span text:style-name="T7">ta</text:span>tion</text:h>
      <text:p text:style-name="P4"/>
      <text:h text:style-name="Heading_20_1" text:outline-level="1">References</text:h>
      <text:p text:style-name="P10"/>
      <text:p text:style-name="P10"><text:a xlink:type="simple" xlink:href="https://en.wikipedia.org/wiki/ISO_3166-2" text:style-name="Internet_20_link" text:visited-style-name="Visited_20_Internet_20_Link">https://en.wikipedia.org/wiki/ISO_3166-2</text:a> – Source of the province and country cod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14:00:28.158642548</meta:creation-date>
    <dc:date>2020-10-12T14:57:29.310629023</dc:date>
    <meta:editing-duration>PT1H59M1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562" meta:character-count="3258" meta:non-whitespace-character-count="2705"/>
  </office:meta>
</office:document-meta>
</file>